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5983b0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Arial, sans-serif'" style:font-family-asian="'Arial, sans-serif'" style:font-family-complex="'Arial, sans-serif'" fo:background-color="transparent" style:use-window-font-color="true"/>
    </style:style>
    <style:style style:name="T8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8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0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4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6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8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0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8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0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4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6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8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1" style:family="text">
      <style:text-properties fo:font-size="12.00pt" fo:font-weight="bold" fo:font-family="Arial" style:font-family-asian="Arial" style:font-family-complex="Arial" fo:background-color="#ffff00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" style:family="paragraph">
      <style:paragraph-properties fo:line-height="115.00%" fo:text-align="justify" fo:margin-bottom="7.00p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15.00%" fo:text-align="left" fo:margin-bottom="7.00pt"/>
    </style:style>
    <text:list-style style:name="L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7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</office:automatic-styles>
  <office:body>
    <office:text>
      <text:p text:style-name="P1"><text:span text:style-name="T1">Documentación Entornos de Desarrollo</text:span></text:p>
      <text:p text:style-name="P1"><text:span text:style-name="T2">Metodología del proyecto</text:span><text:span text:style-name="T3"><text:s/>:Agile 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Requisitos Funcionales</text:span></text:p>
      <text:p text:style-name="P1"><text:span text:style-name="T6"/></text:p>
      <text:list text:style-name="L2">
        <text:list-item>
          <text:p text:style-name="P2"><text:span text:style-name="T7">RF1: Creación de plataformas-3horas-Prioridad Media-Alta:</text:span><text:span text:style-name="T8"><text:s/>El sistema debe permitir registrar nuevas plataformas de streaming con su nombre y país de origen. </text:span></text:p>
        </text:list-item>
        <text:list-item>
          <text:p text:style-name="P3"><text:span text:style-name="T9">RF2: Consulta-Plataformas-3horas-Media-Alta:</text:span><text:span text:style-name="T10"><text:s/>El sistema debe permitir visualizar la información de las plataformas existentes. </text:span></text:p>
        </text:list-item>
        <text:list-item>
          <text:p text:style-name="P3"><text:span text:style-name="T11">RF3: Modificación-Plataformas -2-3 horas-Prioridad Media:</text:span><text:span text:style-name="T12"><text:s/>El sistema debe permitir editar los datos de las plataformas que existen. </text:span></text:p>
        </text:list-item>
        <text:list-item>
          <text:p text:style-name="P3"><text:span text:style-name="T13">RF4: Eliminación-Plataformas-series-2-3horas-Prioridad-Media:</text:span><text:span text:style-name="T14"><text:s/>El sistema debe permitir eliminar plataformas y series existentes.</text:span></text:p>
        </text:list-item>
        <text:list-item>
          <text:p text:style-name="P3"><text:span text:style-name="T15">RF5: Creación de series-Prioridad-3horas-Media:</text:span><text:span text:style-name="T16"><text:s/>El sistema debe permitir registrar nuevas series de televisión, asociándolas a una plataforma existente.</text:span></text:p>
        </text:list-item>
        <text:list-item>
          <text:p text:style-name="P3"><text:span text:style-name="T17">RF6: Consulta de series-2horas-Prioridad-Media:</text:span><text:span text:style-name="T18"><text:s/>El sistema debe permitir buscar y consultar series por título. </text:span></text:p>
        </text:list-item>
        <text:list-item>
          <text:p text:style-name="P3"><text:span text:style-name="T19">RF7:Consulta Filtrado por Género series-2horas-Prioridad-alta:</text:span><text:span text:style-name="T20"><text:s/>El sistema debe permitir buscar y consultar series filtradas por género </text:span></text:p>
        </text:list-item>
        <text:list-item>
          <text:p text:style-name="P3"><text:span text:style-name="T21">RF8: Consulta Filtrada por Plataformas-:2horas-Prioridad-Baja-Media</text:span><text:span text:style-name="T22"><text:s/>El sistema debe permitir buscar y consultar series filtradas por la plataforma en la que se encuentran. </text:span></text:p>
        </text:list-item>
        <text:list-item>
          <text:p text:style-name="P3"><text:span text:style-name="T23">RF9: Validación de Datos-2horas-Prioridad:Baja-Media:</text:span><text:span text:style-name="T24"><text:s/>El sistema debe validar los datos ingresados por el usuario antes de guardarlos en la base de datos . </text:span></text:p>
        </text:list-item>
        <text:list-item>
          <text:p text:style-name="P3"><text:span text:style-name="T25">RF10: Conexión a Base de Datos-5</text:span><text:span text:style-name="T26">horas</text:span><text:span text:style-name="T27">-Prioridad-Alta:</text:span><text:span text:style-name="T28"><text:s/>El sistema debe utilizar JDBC para conectar con una base de datos Oracle. </text:span></text:p>
        </text:list-item>
        <text:list-item>
          <text:p text:style-name="P3"><text:span text:style-name="T29">RF11: Creación Automática de Tablas-6horas-Prioridad-Alta:</text:span><text:span text:style-name="T30"><text:s/>La aplicación debe ser capaz de crear automáticamente las tablas necesarias </text:span></text:p>
        </text:list-item>
        <text:list-item>
          <text:p text:style-name="P3"><text:span text:style-name="T31">RF12:Consulta Filtrado por titulo series-2horas-Prioridad-baja:</text:span><text:span text:style-name="T32"><text:s/>El sistema debe permitir buscar y consultar series filtradas por titulo</text:span></text:p>
        </text:list-item>
        <text:list-item>
          <text:p text:style-name="P3"><text:span text:style-name="T33">RF13:Creación de interfaces gráficas-6horas-Prioridad-alta:</text:span><text:span text:style-name="T34"><text:s/>El sistema debe tener un interfaz gráfica funcional</text:span></text:p>
        </text:list-item>
        <text:list-item>
          <text:p text:style-name="P3"><text:span text:style-name="T35">RF14:Creación de pruebas unitarias-5horas-Prioridad-alta:</text:span><text:span text:style-name="T36"><text:s/>El sistema debe tener pruebas unitarias de los métodos mas importantes</text:span></text:p>
        </text:list-item>
      </text:list>
      <text:p text:style-name="P4"><text:span text:style-name="T37"/></text:p>
      <text:p text:style-name="P4"><text:span text:style-name="T37"/></text:p>
      <text:p text:style-name="P4"><text:span text:style-name="T37"/></text:p>
      <text:p text:style-name="P4"><text:span text:style-name="T38">Requisitos no funcionales-Terminado</text:span></text:p>
      <text:list text:style-name="L5">
        <text:list-item>
          <text:p text:style-name="P5"><text:span text:style-name="T39">RNF1: Programación Orientada a Objetos (POO)-0horas-Prioridad-Alta</text:span></text:p>
        </text:list-item>
        <text:list-item>
          <text:p text:style-name="P5"><text:span text:style-name="T39">RNF2: Patrón de Diseño MVC-1hora-Prioridad-media:</text:span><text:span text:style-name="T40"><text:s/></text:span></text:p>
        </text:list-item>
        <text:list-item>
          <text:p text:style-name="P5"><text:span text:style-name="T41">RNF3: Diseño de Clases-1hora-Prioridad-Media:</text:span><text:span text:style-name="T42"><text:s/></text:span></text:p>
        </text:list-item>
        <text:list-item>
          <text:p text:style-name="P5"><text:span text:style-name="T43">RNF4: Estructura de la Base de Datos - Relaciones-20min-Prioridad-Alta:</text:span><text:span text:style-name="T44"><text:s/>Se deben establecer relaciones adecuadas entre las tablas de la base de datos </text:span></text:p>
        </text:list-item>
        <text:list-item>
          <text:p text:style-name="P5"><text:span text:style-name="T45">RNF5: Estructura de la Base de Datos<text:s/></text:span><text:span text:style-name="T46">– Normalizaci</text:span><text:span text:style-name="T47">ón-15 minutos:</text:span><text:span text:style-name="T48"><text:s/>La base de datos debe estar normalizada.</text:span></text:p>
        </text:list-item>
        <text:list-item>
          <text:p text:style-name="P5"><text:span text:style-name="T49">RNF6: Usabilidad de la Interfaz Gráfica-0horas-Prioridad-Media:</text:span><text:span text:style-name="T50"><text:s/>La interfaz gráfica debe ser amigable, limpia y funcional para el usuario.</text:span></text:p>
        </text:list-item>
        <text:list-item>
          <text:p text:style-name="P5"><text:span text:style-name="T51">RNF007: Estructura del Código-10min-Prioridad-media:</text:span><text:span text:style-name="T52"><text:s/>El código fuente debe estar bien estructurado y organizado en paquetes</text:span></text:p>
        </text:list-item>
      </text:list>
      <text:p text:style-name="P6"><text:span text:style-name="T53"/></text:p>
      <text:p text:style-name="P6"><text:span text:style-name="T53"/></text:p>
      <text:p text:style-name="P6"><text:span text:style-name="T54">E</text:span><text:span text:style-name="T55">sta semana 19/05/2025 haré los siguientes requisitos , que incluyen 24 horas del proyecto:</text:span></text:p>
      <text:p text:style-name="P6"><text:span text:style-name="T56"/></text:p>
      <text:p text:style-name="P6"><text:span text:style-name="T57"><text:s text:c="4"/></text:span><text:span text:style-name="T58">•</text:span><text:span text:style-name="T59"><text:s/>RF10: Conexión a Base de Datos</text:span></text:p>
      <text:p text:style-name="P6"><text:span text:style-name="T59"><text:s text:c="4"/></text:span><text:span text:style-name="T60">•</text:span><text:span text:style-name="T61"><text:s/>RF11: Creación Automática de Tablas</text:span></text:p>
      <text:p text:style-name="P6"><text:span text:style-name="T61"><text:s text:c="4"/></text:span><text:span text:style-name="T62">•</text:span><text:span text:style-name="T63"><text:s/>RF1: Creación de plataformas. </text:span></text:p>
      <text:p text:style-name="P6"><text:span text:style-name="T63"><text:s text:c="4"/></text:span><text:span text:style-name="T64">•</text:span><text:span text:style-name="T65"><text:s/>RF5: Creación de series</text:span></text:p>
      <text:p text:style-name="P6"><text:span text:style-name="T65"><text:s text:c="4"/></text:span><text:span text:style-name="T66">•</text:span><text:span text:style-name="T67"><text:s/>RF2: Consulta-Plataformas</text:span></text:p>
      <text:p text:style-name="P6"><text:span text:style-name="T67"><text:s text:c="4"/></text:span><text:span text:style-name="T68">•</text:span><text:span text:style-name="T69"><text:s/>RF6: Consulta de series</text:span></text:p>
      <text:p text:style-name="P6"><text:span text:style-name="T69"><text:s text:c="4"/></text:span><text:span text:style-name="T70">•</text:span><text:span text:style-name="T71"><text:s/>RF4: Eliminación-Plataformas-series</text:span></text:p>
      <text:list text:style-name="L7">
        <text:list-item>
          <text:p text:style-name="P7"><text:span text:style-name="T72">RFN1-Poo</text:span></text:p>
        </text:list-item>
        <text:list-item>
          <text:p text:style-name="P7"><text:span text:style-name="T72">RFN4-Estructura Bdd</text:span></text:p>
        </text:list-item>
        <text:list-item>
          <text:p text:style-name="P7"><text:span text:style-name="T72">RFN5-Normalizacion</text:span></text:p>
        </text:list-item>
        <text:list-item>
          <text:p text:style-name="P7"><text:span text:style-name="T72">RFN7-Estructura Del Coidigo</text:span></text:p>
        </text:list-item>
      </text:list>
      <text:p text:style-name="P8"><text:span text:style-name="T73"/></text:p>
      <text:p text:style-name="P8"><text:span text:style-name="T73"/></text:p>
      <text:p text:style-name="P8"><text:span text:style-name="T74">E</text:span><text:span text:style-name="T75">sta semana 26/05/2025 haré los siguientes requisitos , que incluye el resto de horas del proyecto:</text:span></text:p>
      <text:p text:style-name="P8"><text:span text:style-name="T76"/></text:p>
      <text:p text:style-name="P8"><text:span text:style-name="T77"><text:s text:c="4"/></text:span><text:span text:style-name="T78">•</text:span><text:span text:style-name="T79"><text:s/>RF3: Modificacion plataformas</text:span></text:p>
      <text:p text:style-name="P8"><text:span text:style-name="T79"><text:s text:c="4"/></text:span><text:span text:style-name="T80">•</text:span><text:span text:style-name="T81"><text:s/>RF7: Consulta filtro</text:span></text:p>
      <text:p text:style-name="P8"><text:span text:style-name="T81"><text:s text:c="4"/></text:span><text:span text:style-name="T82">•</text:span><text:span text:style-name="T83"><text:s/>RF8: Consulta Filtrada. </text:span></text:p>
      <text:p text:style-name="P8"><text:span text:style-name="T83"><text:s text:c="4"/></text:span><text:span text:style-name="T84">•</text:span><text:span text:style-name="T85"><text:s/>RF9: Validacion De datos</text:span></text:p>
      <text:p text:style-name="P8"><text:span text:style-name="T85"><text:s text:c="4"/></text:span><text:span text:style-name="T86">•</text:span><text:span text:style-name="T87"><text:s/>RF12: Consulta-Filtro</text:span></text:p>
      <text:p text:style-name="P8"><text:span text:style-name="T87"><text:s text:c="4"/></text:span><text:span text:style-name="T88">•</text:span><text:span text:style-name="T89"><text:s/>RF13: Interfazes Graficas</text:span></text:p>
      <text:p text:style-name="P8"><text:span text:style-name="T90"><text:s text:c="4"/></text:span><text:span text:style-name="T91">•</text:span><text:span text:style-name="T92"><text:s/>RF14: Pruebas Unitarias-Plataformas-series</text:span></text:p>
      <text:list text:style-name="L9">
        <text:list-item>
          <text:p text:style-name="P9"><text:span text:style-name="T93">RFN2-Patron MVC</text:span></text:p>
        </text:list-item>
        <text:list-item>
          <text:p text:style-name="P9"><text:span text:style-name="T93">RFN6-Diseño Interfaz</text:span></text:p>
        </text:list-item>
        <text:list-item>
          <text:p text:style-name="P9"><text:span text:style-name="T94">RFN3-Diagrama de Clases</text:span></text:p>
        </text:list-item>
      </text:list>
      <text:p text:style-name="P10"><text:span text:style-name="T95"/></text:p>
      <text:p text:style-name="P10"><text:span text:style-name="T96"/></text:p>
      <text:p text:style-name="P10"><text:span text:style-name="T96"/></text:p>
      <text:p text:style-name="P10"><text:span text:style-name="T96"/></text:p>
      <text:p text:style-name="P10"><text:span text:style-name="T9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